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enas tardes,</text:span><text:line-break/><text:line-break/><text:span text:style-name="T1">Una vez revisado la tarea algunos comentarios al respecto:</text:span><text:line-break/><text:line-break/><text:span text:style-name="T1">- Ejercicio 1 (4/4 ptos):</text:span><text:line-break/><text:span text:style-name="T1">- 1.1 Creación de las tablas: bien resuelta.</text:span><text:line-break/><text:span text:style-name="T1">- 1.2 Asignacion de las restricciones: bien resueltas.</text:span><text:line-break/><text:line-break/><text:span text:style-name="T1">- Ejercicio 2 (5.25/5.5 ptos):</text:span><text:line-break/><text:span text:style-name="T1">- 2.1--Añadir la columna FechaUltimaEntrada: bien resuelta.</text:span><text:line-break/><text:span text:style-name="T1">- 2.2--Añadir la columna Beneficio : parcialmente bien resuelta. has excluido los extremos 1 y 5 al no poner el =, sería &gt;=1 y =&lt;5</text:span><text:line-break/><text:span text:style-name="T1">- 2.3--Eliminar la columna Descripción: bien resuelta</text:span><text:line-break/><text:span text:style-name="T1">- 2.4--Añadir la columna llamada perecedero: bien resuelta.</text:span><text:line-break/><text:span text:style-name="T1">- 2.5--Modificar el tamaño de la columna Denoproducto: bien resuelta</text:span><text:line-break/><text:span text:style-name="T1">- 2.6--Añadir la columna llamada IVA: bien resuelta</text:span><text:line-break/><text:span text:style-name="T1">- 2.7--Controlar el nº de tiendas en una misma zona: bien resuelta</text:span><text:line-break/><text:span text:style-name="T1">- 2.8--Renombrar la tabla STOCK: bien resuelta</text:span><text:line-break/><text:span text:style-name="T1">- 2.9--Eliminar la tabla FAMILIA: bien resuelta.</text:span><text:line-break/><text:span text:style-name="T1">- 2.10--Crear un usuario y darle todos los privilegios: bien resuelta.</text:span><text:line-break/><text:span text:style-name="T1">- 2.11--Retira permisos al usuario anterior: bien resuelta.</text:span><text:line-break/><text:line-break/><text:span text:style-name="T1">- Ejercicio 3 (0.5/0.5ptos):</text:span><text:line-break/><text:span text:style-name="T1">- 3.1 Obtención del diagrama:  bien resuelta.</text:span><text:line-break/><text:line-break/><text:span text:style-name="T1">Cualquier cuestión comentamos.</text:span><text:line-break/><text:line-break/><text:span text:style-name="T1">Saludo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1$Win32 OpenOffice.org_project/4111m1$Build-9808</meta:generator>
    <dc:date>2022-06-15T18:22:13.58</dc:date>
    <meta:document-statistic meta:table-count="0" meta:image-count="0" meta:object-count="0" meta:page-count="1" meta:paragraph-count="1" meta:word-count="173" meta:character-count="1072"/>
    <meta:user-defined meta:name="Info 1"/>
    <meta:user-defined meta:name="Info 2"/>
    <meta:user-defined meta:name="Info 3"/>
    <meta:user-defined meta:name="Info 4"/>
  </office:meta>
</office:document-meta>
</file>